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font-name="Verdana" fo:font-size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Ein Algorithmus ist eine </text:span><text:span text:style-name="Strong_20_Emphasis"><text:span text:style-name="T1">Folge von Anweisungen</text:span></text:span><text:span text:style-name="T1"> zur Lösung eines Problems. Diese Folge muss folgende fünf Bedingungen erfüllen:</text:span></text:p>
      <text:list text:style-name="L1">
        <text:list-item>
          <text:p text:style-name="P2"><text:span text:style-name="Strong_20_Emphasis"><text:span text:style-name="T1">Allgemeingültigkeit</text:span></text:span><text:span text:style-name="T1"> (Die Anweisungen besitzen Gültigkeit für die Lösung einer ganzen Problemklasse, nicht nur für ein Einzelproblem)</text:span> </text:p>
        </text:list-item>
        <text:list-item>
          <text:p text:style-name="P2"><text:span text:style-name="Strong_20_Emphasis"><text:span text:style-name="T1">Ausführbarkeit </text:span></text:span><text:span text:style-name="T1">(Die Anweisungen müssen verständlich formuliert sein für den Befehlsempfänger (Mensch oder Maschine) und für diesen ausführbar sein.</text:span> </text:p>
        </text:list-item>
        <text:list-item>
          <text:p text:style-name="P2"><text:span text:style-name="Strong_20_Emphasis"><text:span text:style-name="T1">Eindeutigkeit </text:span></text:span><text:span text:style-name="T1">(An jeder Stelle muss der Ablauf der Anweisungen eindeutig sein)</text:span> </text:p>
        </text:list-item>
        <text:list-item>
          <text:p text:style-name="P2"><text:span text:style-name="Strong_20_Emphasis"><text:span text:style-name="T1">Endlichkeit </text:span></text:span><text:span text:style-name="T1">(Die Beschreibung der Anweisungsfolge muss in einem endlichen Text möglich sein.)</text:span> </text:p>
        </text:list-item>
        <text:list-item>
          <text:p text:style-name="P1"><text:span text:style-name="Strong_20_Emphasis"><text:span text:style-name="T1">Terminiertheit </text:span></text:span><text:span text:style-name="T1">(Nach endlich vielen Schritten liefert die ANweisungsfolge eine Lösung des gestellten Problems.)</text:span> </text:p>
        </text:list-item>
      </text:list>
      <text:p text:style-name="Text_20_body"><text:span text:style-name="T1">Mit einem Computer sind nur solche Probleme lösbar, zu denen ein Algorithmus vorhanden ist. Ein Algorithmus, der in einer für den Computer verständlichen Sprache formuliert ist, ist ein </text:span><text:span text:style-name="Strong_20_Emphasis"><text:span text:style-name="T1">Programm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04:11</dc:date>
    <meta:editing-cycles>1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17" meta:character-count="887"/>
  </office:meta>
</office:document-meta>
</file>